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ZapfDingbats" svg:font-family="ZapfDingbats" style:font-family-generic="decorative" style:font-pitch="variable"/>
    <style:font-face style:name="ZapfDingbats1" svg:font-family="ZapfDingbats, 'MS Mincho'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hapter_20_Title" style:master-page-name="Standard">
      <style:paragraph-properties style:page-number="auto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T1" style:family="text">
      <style:text-properties style:font-name="Times" fo:language="none" fo:country="none" style:font-name-complex="Times" text:display="true"/>
    </style:style>
    <style:style style:name="T2" style:family="text">
      <style:text-properties fo:language="en" fo:country="US"/>
    </style:style>
    <style:style style:name="T3" style:family="text">
      <style:text-properties officeooo:rsid="000c3a93"/>
    </style:style>
    <style:style style:name="T4" style:family="text">
      <style:text-properties officeooo:rsid="000c3cf3"/>
    </style:style>
    <style:style style:name="T5" style:family="text">
      <style:text-properties officeooo:rsid="000d76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3: Currency Type</text:p>
      <text:p text:style-name="Body_20_Text_20_First">It’s time for another project. You’re going to continue building on the <text:span text:style-name="Code_20_Inline">fixed</text:span> type from Project 2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Body_20_Text_20_Cont"><text:span text:style-name="T2">Make sure you can add two </text:span><text:span text:style-name="Code_20_Inline"><text:span text:style-name="T2">currency</text:span></text:span><text:span text:style-name="T2"> amounts to get a </text:span><text:span text:style-name="Code_20_Inline"><text:span text:style-name="T2">currency</text:span></text:span><text:span text:style-name="T2"> value, subtract two </text:span><text:span text:style-name="Code_20_Inline"><text:span text:style-name="T2">currency</text:span></text:span><text:span text:style-name="T2"> amounts to get </text:span><text:span text:style-name="Code_20_Inline"><text:span text:style-name="T2">currency</text:span></text:span><text:span text:style-name="T2">, multiply and divide </text:span><text:span text:style-name="Code_20_Inline"><text:span text:style-name="T2">currency</text:span></text:span><text:span text:style-name="T2"> by an integer or </text:span><text:span text:style-name="Code_20_Inline"><text:span text:style-name="T2">rational</text:span></text:span><text:span text:style-name="T2"> value to get a </text:span><text:span text:style-name="Code_20_Inline"><text:span text:style-name="T2">currency</text:span></text:span><text:span text:style-name="T2"> result, and divide two </text:span><text:span text:style-name="Code_20_Inline"><text:span text:style-name="T2">currency</text:span></text:span><text:span text:style-name="T2"> values to get a </text:span><text:span text:style-name="Code_20_Inline"><text:span text:style-name="T2">rational</text:span></text:span><text:span text:style-name="T2"> result.</text:span></text:p>
      <text:p text:style-name="Body_20_Text_20_Cont">As with any project, start small and add functionality as you go. For example, start with the basic data representation, then add I/O operators. Add arithmetic operators one at a time. Write each test function before you implement the feature.</text:p>
      <text:p text:style-name="Text_20_body"><text:bookmark text:name="Ref_Chapter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ZapfDingbats" svg:font-family="ZapfDingbats" style:font-family-generic="decorative" style:font-pitch="variable"/>
    <style:font-face style:name="ZapfDingbats1" svg:font-family="ZapfDingbats, 'MS Mincho'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none" style:country-asian="none" style:font-style-asian="italic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" fo:font-family="Utopia" style:font-family-generic="roman" style:font-pitch="variable" fo:language="none" fo:country="none" fo:font-style="italic" style:language-asian="none" style:country-asian="none" style:font-style-asian="italic" style:font-name-complex="Utopia" style:font-family-complex="Utopia" style:font-family-generic-complex="roman" style:font-pitch-complex="variable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none" fo:country="none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FM_20_Copyright" style:display-name="FM Copyright" style:family="paragraph">
      <style:paragraph-properties fo:margin-top="0.0835in" fo:margin-bottom="0.0835in" loext:contextual-spacing="false" fo:orphans="2" fo:widows="2"/>
      <style:text-properties style:use-window-font-color="true" style:font-name="Times New Roman" fo:font-family="'Times New Roman'" style:font-family-generic="roman" style:font-pitch="variable" fo:font-size="10.5pt" fo:language="en" fo:country="US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" fo:font-family="Utopia" style:font-family-generic="roman" style:font-pitch="variable" fo:font-size="12pt" fo:font-style="italic" style:font-size-asian="12pt" style:font-style-asian="italic" style:font-name-complex="Utopia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" fo:font-family="Utopia" style:font-family-generic="roman" style:font-pitch="variable" fo:font-size="9pt" fo:font-style="italic" style:font-size-asian="9pt" style:font-style-asian="italic" style:font-name-complex="Utopia" style:font-family-complex="Utopia" style:font-family-generic-complex="roman" style:font-pitch-complex="variabl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.25in" fo:margin-bottom="0.0835in" loext:contextual-spacing="false" fo:text-align="center" style:justify-single-word="false"/>
      <style:text-properties fo:text-transform="uppercase" style:font-name="Arial" fo:font-family="Arial" style:font-family-generic="swiss" style:font-pitch="variable" fo:font-size="11pt" fo:font-weight="bold" style:font-size-asian="11pt" style:font-weight-asian="bold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" fo:font-family="Utopia" style:font-family-generic="roman" style:font-pitch="variable" fo:font-size="10pt" fo:font-style="italic" style:font-size-asian="10pt" style:font-style-asian="italic" style:font-name-complex="Utopia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none" fo:country="none" style:font-size-asian="10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" fo:font-family="Utopia" style:font-family-generic="roman" style:font-pitch="variable" fo:font-size="11pt" style:font-size-asian="11pt" style:font-name-complex="Utopia" style:font-family-complex="Utopia" style:font-family-generic-complex="roman" style:font-pitch-complex="variable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loext:contextual-spacing="false" fo:padding-left="0in" fo:padding-right="0in" fo:padding-top="0in" fo:padding-bottom="0.0417in" fo:border-left="none" fo:border-right="none" fo:border-top="none" fo:border-bottom="0.51pt solid #000000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1" fo:font-family="'HelveticaNeue MediumCond', 'Arial Unicode MS'" style:font-family-generic="swiss" style:font-pitch="variable" fo:letter-spacing="-0.0138in" fo:font-weight="normal" style:font-weight-asian="normal" style:font-name-complex="HelveticaNeue MediumCond1" style:font-family-complex="'HelveticaNeue MediumCond', 'Arial Unicode MS'" style:font-family-generic-complex="swiss" style:font-pitch-complex="variable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fo:language="en" fo:country="US" fo:font-weight="bold" style:font-weight-asian="bold" style:font-name-complex="HelveticaNeue MediumCond1" style:font-family-complex="'HelveticaNeue MediumCond', 'Arial Unicode MS'" style:font-family-generic-complex="swiss" style:font-pitch-complex="variable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style:font-name-complex="HelveticaNeue MediumCond1" style:font-family-complex="'HelveticaNeue MediumCond', 'Arial Unicode MS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Index_20_4" style:display-name="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Bullet_20_First" style:display-name="Bullet First" style:family="paragraph" style:parent-style-name="Bullet" style:next-style-name="Bullet">
      <style:paragraph-properties fo:margin-top="0.1665in" fo:margin-bottom="0.0835in" loext:contextual-spacing="false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 loext:contextual-spacing="false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loext:contextual-spacing="false" fo:line-height="0.1665in" fo:text-indent="0in" style:auto-text-indent="false"/>
      <style:text-properties fo:color="#800000" style:font-name="TheSansMonoConNormal1" fo:font-family="TheSansMonoConNormal" style:font-family-generic="swiss" style:font-pitch="variable" fo:font-size="10pt" fo:language="en" fo:country="US" fo:font-weight="bold" style:font-size-asian="10pt" style:language-asian="en" style:country-asian="US" style:font-weight-asian="bold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ibliography" style:family="paragraph" style:parent-style-name="Bullet_20_First">
      <style:paragraph-properties fo:margin-left="0.25in" fo:margin-right="0in" fo:margin-top="0.0835in" fo:margin-bottom="0in" loext:contextual-spacing="false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loext:contextual-spacing="false" fo:orphans="2" fo:widows="2" fo:text-indent="0in" style:auto-text-indent="false"/>
      <style:text-properties style:use-window-font-color="true" style:font-name="TheSansMonoConNormal1" fo:font-family="TheSansMonoConNorm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roduction" style:family="paragraph" style:next-style-name="Body_20_Text">
      <style:paragraph-properties fo:margin-top="0.1665in" fo:margin-bottom="0.1665in" loext:contextual-spacing="false" fo:keep-together="always" fo:orphans="2" fo:widows="2" fo:keep-with-next="always"/>
      <style:text-properties fo:color="#0000ff" style:font-name="Times New Roman" fo:font-family="'Times New Roman'" style:font-family-generic="roman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loext:contextual-spacing="false" fo:padding-left="0in" fo:padding-right="0in" fo:padding-top="0.0693in" fo:padding-bottom="0in" fo:border-left="none" fo:border-right="none" fo:border-top="0.99pt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99pt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0.99pt solid #808080" fo:border-bottom="0.99pt solid #808080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loext:contextual-spacing="false" fo:text-indent="0in" style:auto-text-indent="false"/>
      <style:text-properties style:font-name="Arial Narrow" fo:font-family="'Arial Narrow'" style:font-family-generic="swiss" style:font-pitch="variable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loext:contextual-spacing="false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loext:contextual-spacing="false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loext:contextual-spacing="false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 loext:contextual-spacing="false"/>
    </style:style>
    <style:style style:name="SB_20_Head" style:display-name="SB Head" style:family="paragraph" style:next-style-name="SB_20_Body_20_First">
      <loext:graphic-properties draw:fill="solid" draw:fill-color="#c0c0c0" draw:opacity="100%"/>
      <style:paragraph-properties fo:margin-left="0.2in" fo:margin-right="0.2in" fo:margin-top="0.25in" fo:margin-bottom="0.1665in" loext:contextual-spacing="false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99pt solid #c0c0c0"/>
      <style:text-properties fo:text-transform="uppercase" style:use-window-font-color="true" style:font-name="Arial" fo:font-family="Arial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loext:contextual-spacing="false" fo:text-align="center" style:justify-single-word="false" fo:orphans="2" fo:widows="2" fo:text-indent="0in" style:auto-text-indent="false"/>
      <style:text-properties fo:color="#808080" style:font-name="Arial" fo:font-family="Arial" style:font-family-generic="swiss" style:font-pitch="variable" fo:font-size="10.5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.5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 loext:contextual-spacing="false"/>
    </style:style>
    <style:style style:name="Table_20_Subhead" style:display-name="Table Subhead" style:family="paragraph" style:next-style-name="Table_20_Text">
      <style:paragraph-properties fo:margin-top="0.0835in" fo:margin-bottom="0.0835in" loext:contextual-spacing="false" fo:line-height="0.1665in" fo:keep-together="always" fo:orphans="2" fo:widows="2" fo:keep-with-next="always"/>
      <style:text-properties fo:color="#808080" style:font-name="Times New Roman" fo:font-family="'Times New Roman'" style:font-family-generic="roman" style:font-pitch="variable" fo:font-size="10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Unnumbered" style:family="paragraph">
      <style:paragraph-properties fo:margin-left="0.25in" fo:margin-right="0in" fo:margin-top="0.0835in" fo:margin-bottom="0in" loext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.5pt" fo:language="en" fo:country="US" style:font-name-asian="Times New Roman" style:font-family-asian="'Times New Roman'" style:font-family-generic-asian="roman" style:font-pitch-asian="variable" style:font-size-asian="11.5pt" style:font-name-complex="Times New Roman" style:font-family-complex="'Times New Roman'" style:font-family-generic-complex="roman" style:font-pitch-complex="variable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 loext:contextual-spacing="false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 loext:contextual-spacing="false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 loext:contextual-spacing="false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loext:contextual-spacing="false" fo:text-indent="0in" style:auto-text-indent="false" fo:padding-left="0in" fo:padding-right="0in" fo:padding-top="0in" fo:padding-bottom="0.1665in" fo:border-left="none" fo:border-right="none" fo:border-top="none" fo:border-bottom="0.99pt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loext:contextual-spacing="false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family="'Trebuchet MS'" style:font-family-generic="swiss" style:font-pitch="variable" fo:font-size="24pt" style:font-size-asian="24pt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6pt solid #000000" style:shadow="none" style:join-border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none" fo:country="none" fo:font-weight="bold" style:language-asian="none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" fo:font-family="Utopia" style:font-family-generic="roman" style:font-pitch="variable" fo:font-size="10pt" fo:letter-spacing="-0.0043in" style:font-size-asian="10pt" style:font-name-complex="Utopia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1zfalse" style:family="text"/>
    <style:style style:name="WW8Num1ztrue" style:family="text"/>
    <style:style style:name="WW8Num3zfalse" style:family="text"/>
    <style:style style:name="WW8Num5zfalse" style:family="text"/>
    <style:style style:name="WW8Num6zfalse" style:family="text"/>
    <style:style style:name="WW8Num7zfalse" style:family="text"/>
    <style:style style:name="WW8Num8zfalse" style:family="text"/>
    <style:style style:name="WW-Default_20_Paragraph_20_Font" style:display-name="WW-Default Paragraph Font" style:family="text"/>
    <style:style style:name="WW8Num2zfalse" style:family="text"/>
    <style:style style:name="WW8Num2ztrue" style:family="text"/>
    <style:style style:name="WW8Num3ztrue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true" style:family="text"/>
    <style:style style:name="WW8Num6ztrue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true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Code_20_Caption_20_Char" style:display-name="Code Caption Char" style:family="text">
      <style:text-properties style:font-name="Utopia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none" fo:country="none" style:font-size-asian="9pt" style:language-asian="none" style:country-asian="none" style:font-name-complex="TheSansMonoConNormal" style:font-family-complex="TheSansMonoConNormal" style:font-family-generic-complex="roman" style:font-pitch-complex="variable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style:font-name="Utopia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4zfalse" style:family="text"/>
    <style:style style:name="WW8Num9zfalse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true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true" style:family="text"/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0ztrue" style:family="text"/>
    <style:style style:name="WW8Num11z1" style:family="text"/>
    <style:style style:name="WW8Num11z2" style:family="text"/>
    <style:style style:name="WW8Num12z0" style:family="text"/>
    <style:style style:name="WW8Num12z1" style:family="text"/>
    <style:style style:name="WW8Num12z2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4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6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8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9z0" style:family="text">
      <style:text-properties style:font-name="Wingdings" fo:font-family="Wingdings" style:font-pitch="variable" style:font-charset="x-symbol" fo:font-size="8pt" style:font-size-asian="8pt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Footnote_20_Text_20_Char" style:display-name="Footnote Text Char" style:family="text">
      <style:text-properties style:font-name="Utopia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MT1" style:family="text">
      <style:text-properties officeooo:rsid="000c3a93"/>
    </style:style>
    <style:style style:name="MT2" style:family="text">
      <style:text-properties officeooo:rsid="000d76d3"/>
    </style:style>
    <style:page-layout style:name="Mpm1">
      <style:page-layout-properties fo:page-width="7.5in" fo:page-height="9.25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Chapter_20_Number">E X P L O R A T I O N <text:s/><text:span text:style-name="MT1">6</text:span><text:span text:style-name="MT2">1</text:span></text:p>
        <text:p text:style-name="MP1"/>
        <text:p text:style-name="MP2"></text:p>
        <text:p text:style-name="Standard"/>
      </loext:header-first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ploring C++ 20</dc:title>
    <meta:initial-creator>BPR</meta:initial-creator>
    <meta:creation-date>2013-09-11T00:42:00</meta:creation-date>
    <dc:creator>Ray Lischner</dc:creator>
    <dc:date>2020-04-16T13:28:45.768085996</dc:date>
    <meta:print-date>2009-03-19T10:05:00</meta:print-date>
    <meta:editing-cycles>5</meta:editing-cycles>
    <meta:editing-duration>PT23H24M40S</meta:editing-duration>
    <meta:generator>LibreOffice/6.4.2.2$Linux_X86_64 LibreOffice_project/40$Build-2</meta:generator>
    <meta:document-statistic meta:table-count="0" meta:image-count="0" meta:object-count="0" meta:page-count="1" meta:paragraph-count="6" meta:word-count="159" meta:character-count="869" meta:non-whitespace-character-count="719"/>
    <meta:user-defined meta:name="Chapter Number">61</meta:user-defined>
    <meta:user-defined meta:name="ContentType">Document</meta:user-defined>
  </office:meta>
</office:document-meta>
</file>